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0252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América Norte</text:p>
          </table:table-cell>
          <table:table-cell office:value-type="string" calcext:value-type="string">
            <text:p>América Sur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string" calcext:value-type="string">
            <text:p>América Norte</text:p>
          </table:table-cell>
          <table:table-cell office:value-type="float" office:value="0" calcext:value-type="float">
            <text:p>0</text:p>
          </table:table-cell>
          <table:table-cell office:value-type="float" office:value="0.181100258" calcext:value-type="float">
            <text:p>0.181100258</text:p>
          </table:table-cell>
          <table:table-cell office:value-type="float" office:value="0.1788914522" calcext:value-type="float">
            <text:p>0.1788914522</text:p>
          </table:table-cell>
          <table:table-cell office:value-type="float" office:value="0.3195770001" calcext:value-type="float">
            <text:p>0.3195770001</text:p>
          </table:table-cell>
          <table:table-cell office:value-type="float" office:value="0.3204312898" calcext:value-type="float">
            <text:p>0.3204312898</text:p>
          </table:table-cell>
          <table:table-cell table:formula="of:=SUM([.B2:.F2])" office:value-type="float" office:value="1.0000000001" calcext:value-type="float">
            <text:p>1.0000000001</text:p>
          </table:table-cell>
        </table:table-row>
        <table:table-row table:style-name="ro1">
          <table:table-cell office:value-type="string" calcext:value-type="string">
            <text:p>América Sur</text:p>
          </table:table-cell>
          <table:table-cell office:value-type="float" office:value="0.1626535721" calcext:value-type="float">
            <text:p>0.1626535721</text:p>
          </table:table-cell>
          <table:table-cell office:value-type="float" office:value="0" calcext:value-type="float">
            <text:p>0</text:p>
          </table:table-cell>
          <table:table-cell office:value-type="float" office:value="0.1935601999" calcext:value-type="float">
            <text:p>0.1935601999</text:p>
          </table:table-cell>
          <table:table-cell office:value-type="float" office:value="0.3567610122" calcext:value-type="float">
            <text:p>0.3567610122</text:p>
          </table:table-cell>
          <table:table-cell office:value-type="float" office:value="0.2870252158" calcext:value-type="float">
            <text:p>0.2870252158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0.196960417" calcext:value-type="float">
            <text:p>0.196960417</text:p>
          </table:table-cell>
          <table:table-cell office:value-type="float" office:value="0.2372798674" calcext:value-type="float">
            <text:p>0.2372798674</text:p>
          </table:table-cell>
          <table:table-cell office:value-type="float" office:value="0" calcext:value-type="float">
            <text:p>0</text:p>
          </table:table-cell>
          <table:table-cell office:value-type="float" office:value="0.2185017053" calcext:value-type="float">
            <text:p>0.2185017053</text:p>
          </table:table-cell>
          <table:table-cell office:value-type="float" office:value="0.3472580103" calcext:value-type="float">
            <text:p>0.3472580103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0.2991303492" calcext:value-type="float">
            <text:p>0.2991303492</text:p>
          </table:table-cell>
          <table:table-cell office:value-type="float" office:value="0.3718072152" calcext:value-type="float">
            <text:p>0.3718072152</text:p>
          </table:table-cell>
          <table:table-cell office:value-type="float" office:value="0.1857592409" calcext:value-type="float">
            <text:p>0.1857592409</text:p>
          </table:table-cell>
          <table:table-cell office:value-type="float" office:value="0" calcext:value-type="float">
            <text:p>0</text:p>
          </table:table-cell>
          <table:table-cell office:value-type="float" office:value="0.1433031947" calcext:value-type="float">
            <text:p>0.1433031947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0.2890654704" calcext:value-type="float">
            <text:p>0.2890654704</text:p>
          </table:table-cell>
          <table:table-cell office:value-type="float" office:value="0.2882948039" calcext:value-type="float">
            <text:p>0.2882948039</text:p>
          </table:table-cell>
          <table:table-cell office:value-type="float" office:value="0.2845274728" calcext:value-type="float">
            <text:p>0.2845274728</text:p>
          </table:table-cell>
          <table:table-cell office:value-type="float" office:value="0.1381122528" calcext:value-type="float">
            <text:p>0.1381122528</text:p>
          </table:table-cell>
          <table:table-cell office:value-type="float" office:value="0" calcext:value-type="float">
            <text:p>0</text:p>
          </table:table-cell>
          <table:table-cell table:formula="of:=SUM([.B6:.F6])" office:value-type="float" office:value="0.9999999999" calcext:value-type="float">
            <text:p>0.9999999999</text:p>
          </table:table-cell>
        </table:table-row>
        <table:table-row table:style-name="ro1">
          <table:table-cell/>
          <table:table-cell table:formula="of:=SUM([.B2:.B6])" office:value-type="float" office:value="0.9478098087" calcext:value-type="float">
            <text:p>0.9478098087</text:p>
          </table:table-cell>
          <table:table-cell table:formula="of:=SUM([.C2:.C6])" office:value-type="float" office:value="1.0784821445" calcext:value-type="float">
            <text:p>1.0784821445</text:p>
          </table:table-cell>
          <table:table-cell table:formula="of:=SUM([.D2:.D6])" office:value-type="float" office:value="0.8427383658" calcext:value-type="float">
            <text:p>0.8427383658</text:p>
          </table:table-cell>
          <table:table-cell table:formula="of:=SUM([.E2:.E6])" office:value-type="float" office:value="1.0329519704" calcext:value-type="float">
            <text:p>1.0329519704</text:p>
          </table:table-cell>
          <table:table-cell table:formula="of:=SUM([.F2:.F6])" office:value-type="float" office:value="1.0980177106" calcext:value-type="float">
            <text:p>1.09801771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NCO</meta:initial-creator>
    <meta:creation-date>2015-06-22T16:35:10.570639806</meta:creation-date>
    <dc:date>2015-06-22T16:46:40.508574845</dc:date>
    <dc:creator>Santiago INCO</dc:creator>
    <meta:editing-duration>PT11M30S</meta:editing-duration>
    <meta:editing-cycles>1</meta:editing-cycles>
    <meta:document-statistic meta:table-count="1" meta:cell-count="45" meta:object-count="0"/>
    <meta:generator>LibreOffice/4.3.7.2$Linux_X86_64 LibreOffice_project/430$Build-2</meta:generator>
  </office:meta>
</office:document-meta>
</file>